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1f38d" officeooo:paragraph-rsid="0001f38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1f38d" officeooo:paragraph-rsid="0001f38d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normal" officeooo:rsid="0001f38d" officeooo:paragraph-rsid="0001f38d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weight="normal" officeooo:rsid="00027955" officeooo:paragraph-rsid="00027955" style:font-size-asian="14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7955"/>
    </style:style>
    <style:style style:name="T3" style:family="text">
      <style:text-properties fo:font-weight="normal" officeooo:rsid="00027955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68 Diy Solution</text:p>
      <text:p text:style-name="P1"/>
      <text:p text:style-name="P1"/>
      <text:p text:style-name="P3">1. Write a command to run an httpd container in the detached mode?</text:p>
      <text:p text:style-name="P3"/>
      <text:p text:style-name="P3"/>
      <text:p text:style-name="P3">Ans. <text:span text:style-name="T1">docker container run -d --name first_container httpd</text:span></text:p>
      <text:p text:style-name="P3"/>
      <text:p text:style-name="P3"/>
      <text:p text:style-name="P3"/>
      <text:p text:style-name="P3"/>
      <text:p text:style-name="P3"/>
      <text:p text:style-name="P3"/>
      <text:p text:style-name="P3">2. How to execute the container using the command "docker container run - it --name second_container httpd" and then come out without stopping the container?</text:p>
      <text:p text:style-name="P3"/>
      <text:p text:style-name="P3"/>
      <text:p text:style-name="P3"/>
      <text:p text:style-name="P3"/>
      <text:p text:style-name="P3">Ans.<text:span text:style-name="T1">Control P + Control Q</text:span></text:p>
      <text:p text:style-name="P3"/>
      <text:p text:style-name="P3"/>
      <text:p text:style-name="P3"/>
      <text:p text:style-name="P3"/>
      <text:p text:style-name="P3"/>
      <text:p text:style-name="P3">3. How to Run a nginx container in detached mode and expose the container on port 31000 of the docker host?</text:p>
      <text:p text:style-name="P3"/>
      <text:p text:style-name="P3"/>
      <text:p text:style-name="P3"/>
      <text:p text:style-name="P3"/>
      <text:p text:style-name="P2"><text:span text:style-name="T3">Ans. </text:span>docker run -d --name nginxcontainer -p 3100080 nginx</text:p>
      <text:p text:style-name="P3"/>
      <text:p text:style-name="P3"/>
      <text:p text:style-name="P3"/>
      <text:p text:style-name="P3"/>
      <text:p text:style-name="P3"/>
      <text:p text:style-name="P3"><text:soft-page-break/>4. How to create an httpd container and set the restart policy to always?</text:p>
      <text:p text:style-name="P3"/>
      <text:p text:style-name="P3"/>
      <text:p text:style-name="P2"><text:span text:style-name="T3">Ans. </text:span>docker run -d --name httpdcontainer --restart always httpd</text:p>
      <text:p text:style-name="P3"/>
      <text:p text:style-name="P3"/>
      <text:p text:style-name="P3"/>
      <text:p text:style-name="P3"/>
      <text:p text:style-name="P3"/>
      <text:p text:style-name="P3"/>
      <text:p text:style-name="P3">5. Consider a Scenario where you create a ubuntu container and then create a testfile in /root of the container?</text:p>
      <text:p text:style-name="P3"/>
      <text:p text:style-name="P3"/>
      <text:p text:style-name="P3"><text:s/></text:p>
      <text:p text:style-name="P4">Ans.</text:p>
      <text:p text:style-name="P2">Execute the following two commands</text:p>
      <text:p text:style-name="P2">&gt; docker run -itd --name ubuntucontainer ubuntu bash</text:p>
      <text:p text:style-name="P2">&gt; docker exec -it ubuntucontainer touch /root/testfile</text:p>
      <text:p text:style-name="P2"/>
      <text:p text:style-name="P3"/>
      <text:p text:style-name="P3"/>
      <text:p text:style-name="P3"/>
      <text:p text:style-name="P3"/>
      <text:p text:style-name="P3">6. Which of the following sentences is true in relation to docker kill?</text:p>
      <text:p text:style-name="P3"/>
      <text:p text:style-name="P3"/>
      <text:p text:style-name="P3"/>
      <text:p text:style-name="P2">b. it will send a SIGKILL signal to the containers main proces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7. We executed a container named webserver. Which of the following sentences is false?</text:p>
      <text:p text:style-name="P3"/>
      <text:p text:style-name="P3"/>
      <text:p text:style-name="P2"/>
      <text:p text:style-name="P2">b. We can update its image using docker container update</text:p>
      <text:p text:style-name="P2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30T16:47:39.087537347</meta:creation-date>
    <dc:date>2023-01-30T17:16:18.587877208</dc:date>
    <meta:editing-duration>PT18M27S</meta:editing-duration>
    <meta:editing-cycles>1</meta:editing-cycles>
    <meta:document-statistic meta:table-count="0" meta:image-count="0" meta:object-count="0" meta:page-count="3" meta:paragraph-count="19" meta:word-count="204" meta:character-count="1157" meta:non-whitespace-character-count="976"/>
    <meta:generator>LibreOffice/6.0.7.3$Linux_X86_64 LibreOffice_project/00m0$Build-3</meta:generator>
  </office:meta>
</office:document-meta>
</file>